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ingbats" svg:font-family="Dingbats" style:font-pitch="variable" style:font-charset="x-symbol"/>
    <style:font-face style:name="AlBattar" svg:font-family="AlBattar" style:font-pitch="variable"/>
    <style:font-face style:name="AlMohanad" svg:font-family="AlMohanad" style:font-pitch="variable"/>
    <style:font-face style:name="Arab" svg:font-family="Arab" style:font-pitch="variable"/>
    <style:font-face style:name="Cortoba" svg:font-family="Cortoba" style:font-pitch="variable"/>
    <style:font-face style:name="Ostorah" svg:font-family="Ostorah" style:font-pitch="variable"/>
    <style:font-face style:name="Purisa" svg:font-family="Purisa" style:font-pitch="variable"/>
    <style:font-face style:name="URW Chancery L" svg:font-family="'URW Chancery L'" style:font-pitch="variable"/>
    <style:font-face style:name="Bitstream Vera Serif" svg:font-family="'Bitstream Vera Serif'" style:font-family-generic="roman" style:font-pitch="variable"/>
    <style:font-face style:name="Century Schoolbook L" svg:font-family="'Century Schoolbook L'"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Ostorah"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2" style:family="paragraph" style:parent-style-name="Standard">
      <style:text-properties style:font-name="AlBattar"/>
    </style:style>
    <style:style style:name="P3" style:family="paragraph" style:parent-style-name="Standard">
      <style:paragraph-properties fo:text-align="justify" style:justify-single-word="false"/>
    </style:style>
    <style:style style:name="P4" style:family="paragraph" style:parent-style-name="Standard">
      <style:paragraph-properties fo:line-height="100%" fo:text-align="start" style:justify-single-word="false"/>
      <style:text-properties fo:color="#000080" style:font-name="Arab" fo:font-size="10.5pt" style:font-size-asian="10.5pt"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GREY SQUIRREL</text:p>
      <text:p text:style-name="P3"/>
      <text:p text:style-name="P4">The grey squirrel was introduced to Great Britain in the mid-19th century from North America, mainly spreading from Woburn Park, Bedfordshire. <text:s/>It is now a well-known animal and it is much more common than the red squirrel which is native to Great Britain. <text:s/>It lives normally in woodland but it can also now be found in parks and cities, usually scavenging for food. <text:s/>Grey squirrels eat nuts, tree bark, acorns, fungi, bugs, leaves, flowers, and it may even steal bird eggs from nests. <text:s/>They usually live for 3 to 4 years. <text:s/>Grey squirrels are carriers of the parapox virus which they are immune to, but they pass this onto the red squirrel and this is the one of the causes of the dwindling numbers of red squirrels in Britain now.</text:p>
      <text:p text:style-name="P2"/>
      <text:p text:style-name="Standard">Source: http://www.ypte.org.uk/animal/squirrel-grey-/17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ingbats" svg:font-family="Dingbats" style:font-pitch="variable" style:font-charset="x-symbol"/>
    <style:font-face style:name="AlBattar" svg:font-family="AlBattar" style:font-pitch="variable"/>
    <style:font-face style:name="AlMohanad" svg:font-family="AlMohanad" style:font-pitch="variable"/>
    <style:font-face style:name="Arab" svg:font-family="Arab" style:font-pitch="variable"/>
    <style:font-face style:name="Cortoba" svg:font-family="Cortoba" style:font-pitch="variable"/>
    <style:font-face style:name="Ostorah" svg:font-family="Ostorah" style:font-pitch="variable"/>
    <style:font-face style:name="Purisa" svg:font-family="Purisa" style:font-pitch="variable"/>
    <style:font-face style:name="URW Chancery L" svg:font-family="'URW Chancery L'" style:font-pitch="variable"/>
    <style:font-face style:name="Bitstream Vera Serif" svg:font-family="'Bitstream Vera Serif'" style:font-family-generic="roman" style:font-pitch="variable"/>
    <style:font-face style:name="Century Schoolbook L" svg:font-family="'Century Schoolbook L'"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0T21:34:16</meta:creation-date>
    <meta:document-statistic meta:table-count="0" meta:image-count="0" meta:object-count="0" meta:page-count="1" meta:paragraph-count="3" meta:word-count="135" meta:character-count="804"/>
    <dc:date>2009-09-20T21:40:14</dc:date>
    <meta:editing-duration>PT00H06M03S</meta:editing-duration>
    <meta:editing-cycles>1</meta:editing-cycles>
    <meta:generator>OpenOffice.org/3.0$Linux OpenOffice.org_project/300m15$Build-9379</meta:generator>
  </office:meta>
</office:document-meta>
</file>